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objectwithoutfill">
      <style:graphic-properties draw:stroke="none" svg:stroke-width="0.018cm" draw:marker-start-width="0.325cm" draw:marker-end-width="0.325cm" draw:fill="none" draw:textarea-horizontal-align="center" draw:textarea-vertical-align="middle" fo:padding-top="0.132cm" fo:padding-bottom="0.132cm" fo:padding-left="0.257cm" fo:padding-right="0.25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2.068cm" svg:height="16.807cm" svg:x="12.807cm" svg:y="3.095cm" svg:viewBox="0 0 12069 16808" svg:d="m0 6985v-3810c0-1753 1422-3175 3175-3175h5715c1753 0 3175 1422 3175 3175v3810c0 101-5 202-14 301 12 187 18 377 18 568v1525c0 4102-2701 7429-6032 7429h-1c-3331 0-6032-3327-6032-7429v-1525c0-176 5-350 15-522-13-114-19-230-19-347z">
          <text:p/>
        </draw:path>
        <draw:rect draw:style-name="gr2" draw:text-style-name="P1" draw:layer="layout" svg:width="3.757cm" svg:height="1.975cm" svg:x="17.055cm" svg:y="2.073cm" draw:corner-radius="0.455cm">
          <text:p/>
        </draw:rect>
        <draw:rect draw:style-name="gr2" draw:text-style-name="P1" draw:layer="layout" svg:width="3.239cm" svg:height="3.239cm" svg:x="17.192cm" svg:y="6.46cm" draw:corner-radius="1.588cm">
          <text:p/>
        </draw:rect>
        <draw:rect draw:style-name="gr2" draw:text-style-name="P1" draw:layer="layout" svg:width="2.297cm" svg:height="2.864cm" svg:x="21.563cm" svg:y="6.651cm" draw:corner-radius="0.455cm">
          <text:p/>
        </draw:rect>
        <draw:rect draw:style-name="gr2" draw:text-style-name="P1" draw:layer="layout" svg:width="2.297cm" svg:height="2.864cm" svg:x="13.879cm" svg:y="6.678cm" draw:corner-radius="0.455cm">
          <text:p/>
        </draw:rect>
        <draw:rect draw:style-name="gr2" draw:text-style-name="P1" draw:layer="layout" svg:width="2.297cm" svg:height="2.864cm" draw:transform="rotate (-0.51679199151661) translate (21.358cm 9.818cm)" draw:corner-radius="0.455cm">
          <text:p/>
        </draw:rect>
        <draw:rect draw:style-name="gr2" draw:text-style-name="P1" draw:layer="layout" svg:width="2.297cm" svg:height="2.864cm" draw:transform="rotate (0.514173997637432) translate (14.478cm 10.929cm)" draw:corner-radius="0.455cm">
          <text:p/>
        </draw:rect>
        <draw:rect draw:style-name="gr2" draw:text-style-name="P1" draw:layer="layout" svg:width="2.297cm" svg:height="2.864cm" draw:transform="rotate (0.547335253425318) translate (12.388cm 16.158cm)" draw:corner-radius="0.455cm">
          <text:p/>
        </draw:rect>
        <draw:rect draw:style-name="gr2" draw:text-style-name="P1" draw:layer="layout" svg:width="2.297cm" svg:height="2.864cm" svg:x="7.667cm" svg:y="8.451cm" draw:corner-radius="0.455cm">
          <text:p/>
        </draw:rect>
        <draw:rect draw:style-name="gr2" draw:text-style-name="P1" draw:layer="layout" svg:width="2.297cm" svg:height="3.619cm" svg:x="4.068cm" svg:y="8.112cm" draw:corner-radius="0.455cm">
          <text:p/>
        </draw:rect>
        <draw:rect draw:style-name="gr2" draw:text-style-name="P1" draw:layer="layout" svg:width="2.297cm" svg:height="2.864cm" draw:transform="rotate (0.344527994343616) translate (7.802cm 12.296cm)" draw:corner-radius="0.455cm">
          <text:p/>
        </draw:rect>
        <draw:rect draw:style-name="gr2" draw:text-style-name="P1" draw:layer="layout" svg:width="2.297cm" svg:height="3.619cm" draw:transform="rotate (0.344527994343616) translate (4.3cm 13.193cm)" draw:corner-radius="0.455cm">
          <text:p/>
        </draw:rect>
        <draw:rect draw:style-name="gr2" draw:text-style-name="P1" draw:layer="layout" svg:width="2.297cm" svg:height="2.864cm" draw:transform="rotate (-0.350287580876383) translate (8.839cm 4.704cm)" draw:corner-radius="0.455cm">
          <text:p/>
        </draw:rect>
        <draw:rect draw:style-name="gr2" draw:text-style-name="P1" draw:layer="layout" svg:width="2.297cm" svg:height="3.619cm" draw:transform="rotate (-0.350287580876383) translate (5.575cm 3.151cm)" draw:corner-radius="0.455cm">
          <text:p/>
        </draw:rect>
        <draw:rect draw:style-name="gr3" draw:text-style-name="P1" draw:layer="Function Text" svg:width="3.747cm" svg:height="2.54cm" svg:x="3.73cm" svg:y="3.984cm">
          <text:p text:style-name="P1">BTN07</text:p>
        </draw:rect>
        <draw:rect draw:style-name="gr3" draw:text-style-name="P1" draw:layer="Function Text" svg:width="3.747cm" svg:height="2.54cm" svg:x="3.286cm" svg:y="8.683cm">
          <text:p text:style-name="P1">BTN09</text:p>
        </draw:rect>
        <draw:rect draw:style-name="gr3" draw:text-style-name="P1" draw:layer="Function Text" svg:width="3.747cm" svg:height="2.54cm" svg:x="3.666cm" svg:y="13.255cm">
          <text:p text:style-name="P1">BTN11</text:p>
        </draw:rect>
        <draw:rect draw:style-name="gr3" draw:text-style-name="P1" draw:layer="Function Text" svg:width="3.747cm" svg:height="2.54cm" svg:x="8.111cm" svg:y="5.318cm">
          <text:p text:style-name="P1">BTN08</text:p>
        </draw:rect>
        <draw:rect draw:style-name="gr3" draw:text-style-name="P1" draw:layer="Function Text" svg:width="3.747cm" svg:height="2.54cm" svg:x="7.667cm" svg:y="8.62cm">
          <text:p text:style-name="P1">BTN10</text:p>
        </draw:rect>
        <draw:rect draw:style-name="gr3" draw:text-style-name="P1" draw:layer="Function Text" svg:width="3.747cm" svg:height="2.54cm" svg:x="8.175cm" svg:y="11.985cm">
          <text:p text:style-name="P1">BTN12</text:p>
        </draw:rect>
        <draw:rect draw:style-name="gr4" draw:text-style-name="P1" draw:layer="Function Text" svg:width="3.747cm" svg:height="2.54cm" svg:x="17.065cm" svg:y="1.508cm">
          <text:p text:style-name="P1">BTN01</text:p>
        </draw:rect>
        <draw:rect draw:style-name="gr4" draw:text-style-name="P1" draw:layer="Function Text" svg:width="3.747cm" svg:height="2.54cm" svg:x="12.493cm" svg:y="6.905cm">
          <text:p text:style-name="P1">BTN05</text:p>
        </draw:rect>
        <draw:rect draw:style-name="gr4" draw:text-style-name="P1" draw:layer="Function Text" svg:width="3.747cm" svg:height="2.54cm" svg:x="21.51cm" svg:y="6.842cm">
          <text:p text:style-name="P1">BTN06</text:p>
        </draw:rect>
        <draw:rect draw:style-name="gr4" draw:text-style-name="P1" draw:layer="Function Text" svg:width="3.747cm" svg:height="2.54cm" svg:x="20.24cm" svg:y="10.271cm">
          <text:p text:style-name="P1">BTN04</text:p>
        </draw:rect>
        <draw:rect draw:style-name="gr4" draw:text-style-name="P1" draw:layer="Function Text" svg:width="3.747cm" svg:height="2.54cm" svg:x="13.827cm" svg:y="10.334cm">
          <text:p text:style-name="P1">BTN03</text:p>
        </draw:rect>
        <draw:rect draw:style-name="gr4" draw:text-style-name="P1" draw:layer="Function Text" svg:width="3.747cm" svg:height="2.54cm" svg:x="12.112cm" svg:y="15.541cm">
          <text:p text:style-name="P1">BTN02</text:p>
        </draw:rect>
        <draw:rect draw:style-name="gr3" draw:text-style-name="P1" draw:layer="Function Text" svg:width="2.413cm" svg:height="1.27cm" svg:x="16.367cm" svg:y="7.54cm">
          <text:p text:style-name="P1">POVLT</text:p>
        </draw:rect>
        <draw:rect draw:style-name="gr3" draw:text-style-name="P1" draw:layer="Function Text" svg:width="2.413cm" svg:height="1.27cm" svg:x="18.97cm" svg:y="7.54cm">
          <text:p text:style-name="P1">POVRT</text:p>
        </draw:rect>
        <draw:rect draw:style-name="gr3" draw:text-style-name="P1" draw:layer="Function Text" svg:width="2.413cm" svg:height="1.27cm" svg:x="17.637cm" svg:y="8.937cm">
          <text:p text:style-name="P1">POVDN</text:p>
        </draw:rect>
        <draw:rect draw:style-name="gr3" draw:text-style-name="P1" draw:layer="Function Text" svg:width="2.413cm" svg:height="1.27cm" svg:x="17.637cm" svg:y="6.143cm">
          <text:p text:style-name="P1">POVUP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utton Layout</svg:title>
      </draw:layer>
      <draw:layer draw:name="background"/>
      <draw:layer draw:name="backgroundobjects"/>
      <draw:layer draw:name="controls"/>
      <draw:layer draw:name="measurelines"/>
      <draw:layer draw:name="Function Tex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9T14:30:51.01</meta:creation-date>
    <dc:date>2014-06-28T11:16:58.22</dc:date>
    <meta:editing-duration>PT59M57S</meta:editing-duration>
    <meta:editing-cycles>8</meta:editing-cycles>
    <meta:generator>OpenOffice/4.0.1$Win32 OpenOffice.org_project/401m5$Build-9714</meta:generator>
    <dc:creator>Bradley Dahl</dc:creator>
    <meta:document-statistic meta:object-count="30"/>
  </office:meta>
</office:document-meta>
</file>